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tivités" style:family="table">
      <style:table-properties style:width="17cm" table:align="margins"/>
    </style:style>
    <style:style style:name="Activités.A" style:family="table-column">
      <style:table-column-properties style:column-width="2.429cm" style:rel-column-width="9362*"/>
    </style:style>
    <style:style style:name="Activités.A1" style:family="table-cell">
      <style:table-cell-properties fo:padding="0.097cm" fo:border-left="0.05pt solid #000000" fo:border-right="none" fo:border-top="0.05pt solid #000000" fo:border-bottom="0.05pt solid #000000"/>
    </style:style>
    <style:style style:name="Activités.D1" style:family="table-cell">
      <style:table-cell-properties fo:padding="0.097cm" fo:border="0.05pt solid #000000"/>
    </style:style>
    <style:style style:name="Activités.A2" style:family="table-cell">
      <style:table-cell-properties fo:padding="0.097cm" fo:border-left="0.05pt solid #000000" fo:border-right="none" fo:border-top="none" fo:border-bottom="0.05pt solid #000000"/>
    </style:style>
    <style:style style:name="Activités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8dd8"/>
    </style:style>
    <style:style style:name="P2" style:family="paragraph" style:parent-style-name="Table_20_Contents">
      <style:text-properties officeooo:rsid="00098dd8" officeooo:paragraph-rsid="00098dd8"/>
    </style:style>
    <style:style style:name="P3" style:family="paragraph" style:parent-style-name="Table_20_Contents">
      <style:text-properties officeooo:rsid="000c672b" officeooo:paragraph-rsid="000c672b"/>
    </style:style>
    <style:style style:name="P4" style:family="paragraph" style:parent-style-name="Standard">
      <style:text-properties officeooo:rsid="00098dd8" officeooo:paragraph-rsid="00098dd8"/>
    </style:style>
    <style:style style:name="P5" style:family="paragraph" style:parent-style-name="Standard">
      <style:text-properties officeooo:rsid="000b7893" officeooo:paragraph-rsid="000b7893"/>
    </style:style>
    <style:style style:name="P6" style:family="paragraph" style:parent-style-name="Standard">
      <style:text-properties officeooo:rsid="000e0742" officeooo:paragraph-rsid="000e0742"/>
    </style:style>
    <style:style style:name="T1" style:family="text">
      <style:text-properties officeooo:rsid="00098dd8"/>
    </style:style>
    <style:style style:name="T2" style:family="text">
      <style:text-properties officeooo:rsid="000c672b"/>
    </style:style>
    <style:style style:name="T3" style:family="text">
      <style:text-properties officeooo:rsid="000df6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 de charges prévisionnel du projet PerudOnLan</text:p>
      <text:p text:style-name="P4"/>
      <table:table table:name="Activités" table:style-name="Activités">
        <table:table-column table:style-name="Activités.A" table:number-columns-repeated="7"/>
        <table:table-row>
          <table:table-cell table:style-name="Activités.A1" office:value-type="string">
            <text:p text:style-name="P1"/>
          </table:table-cell>
          <table:table-cell table:style-name="Activités.A1" office:value-type="string">
            <text:p text:style-name="P2"/>
          </table:table-cell>
          <table:table-cell table:style-name="Activités.A1" office:value-type="string">
            <text:p text:style-name="P2"/>
          </table:table-cell>
          <table:table-cell table:style-name="Activités.D1" table:number-columns-spanned="4" office:value-type="string">
            <text:p text:style-name="P2"><text:s/>Charge en heures individuelle</text:p>
          </table:table-cell>
          <table:covered-table-cell/>
          <table:covered-table-cell/>
          <table:covered-table-cell/>
        </table:table-row>
        <table:table-row>
          <table:table-cell table:style-name="Activités.A2" office:value-type="string">
            <text:p text:style-name="P1">Activité</text:p>
          </table:table-cell>
          <table:table-cell table:style-name="Activités.A2" office:value-type="string">
            <text:p text:style-name="P2">Charge en %</text:p>
          </table:table-cell>
          <table:table-cell table:style-name="Activités.A2" office:value-type="string">
            <text:p text:style-name="P2">Charge en h</text:p>
          </table:table-cell>
          <table:table-cell table:style-name="Activités.A2" office:value-type="string">
            <text:p text:style-name="P2">Belnet</text:p>
          </table:table-cell>
          <table:table-cell table:style-name="Activités.A2" office:value-type="string">
            <text:p text:style-name="P2">D'Agier</text:p>
          </table:table-cell>
          <table:table-cell table:style-name="Activités.A2" office:value-type="string">
            <text:p text:style-name="P2">De Greef</text:p>
          </table:table-cell>
          <table:table-cell table:style-name="Activités.G2" office:value-type="string">
            <text:p text:style-name="P2">Jean</text:p>
          </table:table-cell>
        </table:table-row>
        <table:table-row>
          <table:table-cell table:style-name="Activités.A2" office:value-type="string">
            <text:p text:style-name="P2">Total</text:p>
          </table:table-cell>
          <table:table-cell table:style-name="Activités.A2" office:value-type="string">
            <text:p text:style-name="P2">100 %</text:p>
          </table:table-cell>
          <table:table-cell table:style-name="Activités.A2" office:value-type="string">
            <text:p text:style-name="P2">240</text:p>
          </table:table-cell>
          <table:table-cell table:style-name="Activités.A2" office:value-type="string">
            <text:p text:style-name="P2">60</text:p>
          </table:table-cell>
          <table:table-cell table:style-name="Activités.A2" office:value-type="string">
            <text:p text:style-name="P2">60</text:p>
          </table:table-cell>
          <table:table-cell table:style-name="Activités.A2" office:value-type="string">
            <text:p text:style-name="P2">60</text:p>
          </table:table-cell>
          <table:table-cell table:style-name="Activités.G2" office:value-type="string">
            <text:p text:style-name="P2">60</text:p>
          </table:table-cell>
        </table:table-row>
        <table:table-row>
          <table:table-cell table:style-name="Activités.A2" office:value-type="string">
            <text:p text:style-name="P2">Gestion de Projet</text:p>
          </table:table-cell>
          <table:table-cell table:style-name="Activités.A2" office:value-type="string">
            <text:p text:style-name="Table_20_Contents">2<text:span text:style-name="T1">3 %</text:span></text:p>
          </table:table-cell>
          <table:table-cell table:style-name="Activités.A2" office:value-type="string">
            <text:p text:style-name="P2">5<text:span text:style-name="T3">8</text:span></text:p>
          </table:table-cell>
          <table:table-cell table:style-name="Activités.A2" office:value-type="string">
            <text:p text:style-name="P2">14</text:p>
          </table:table-cell>
          <table:table-cell table:style-name="Activités.A2" office:value-type="string">
            <text:p text:style-name="P2">14</text:p>
          </table:table-cell>
          <table:table-cell table:style-name="Activités.A2" office:value-type="string">
            <text:p text:style-name="P2">14</text:p>
          </table:table-cell>
          <table:table-cell table:style-name="Activités.G2" office:value-type="string">
            <text:p text:style-name="P2">1<text:span text:style-name="T2">6</text:span></text:p>
          </table:table-cell>
        </table:table-row>
        <table:table-row>
          <table:table-cell table:style-name="Activités.A2" office:value-type="string">
            <text:p text:style-name="P2">Spécification</text:p>
          </table:table-cell>
          <table:table-cell table:style-name="Activités.A2" office:value-type="string">
            <text:p text:style-name="P2">3 %</text:p>
          </table:table-cell>
          <table:table-cell table:style-name="Activités.A2" office:value-type="string">
            <text:p text:style-name="P2">8</text:p>
          </table:table-cell>
          <table:table-cell table:style-name="Activités.A2" office:value-type="string">
            <text:p text:style-name="P2">2</text:p>
          </table:table-cell>
          <table:table-cell table:style-name="Activités.A2" office:value-type="string">
            <text:p text:style-name="P2">2</text:p>
          </table:table-cell>
          <table:table-cell table:style-name="Activités.A2" office:value-type="string">
            <text:p text:style-name="P2">2</text:p>
          </table:table-cell>
          <table:table-cell table:style-name="Activités.G2" office:value-type="string">
            <text:p text:style-name="P2">2</text:p>
          </table:table-cell>
        </table:table-row>
        <table:table-row>
          <table:table-cell table:style-name="Activités.A2" office:value-type="string">
            <text:p text:style-name="P2">Conception préliminaire</text:p>
          </table:table-cell>
          <table:table-cell table:style-name="Activités.A2" office:value-type="string">
            <text:p text:style-name="Table_20_Contents"><text:span text:style-name="T1">10</text:span> %</text:p>
          </table:table-cell>
          <table:table-cell table:style-name="Activités.A2" office:value-type="string">
            <text:p text:style-name="P2">2<text:span text:style-name="T3">2</text:span></text:p>
          </table:table-cell>
          <table:table-cell table:style-name="Activités.A2" office:value-type="string">
            <text:p text:style-name="P2">8</text:p>
          </table:table-cell>
          <table:table-cell table:style-name="Activités.A2" office:value-type="string">
            <text:p text:style-name="P2">4</text:p>
          </table:table-cell>
          <table:table-cell table:style-name="Activités.A2" office:value-type="string">
            <text:p text:style-name="P2">4</text:p>
          </table:table-cell>
          <table:table-cell table:style-name="Activités.G2" office:value-type="string">
            <text:p text:style-name="P3">6</text:p>
          </table:table-cell>
        </table:table-row>
        <table:table-row>
          <table:table-cell table:style-name="Activités.A2" office:value-type="string">
            <text:p text:style-name="P2">Conception détaillée</text:p>
          </table:table-cell>
          <table:table-cell table:style-name="Activités.A2" office:value-type="string">
            <text:p text:style-name="Table_20_Contents"><text:span text:style-name="T1">20 %</text:span></text:p>
          </table:table-cell>
          <table:table-cell table:style-name="Activités.A2" office:value-type="string">
            <text:p text:style-name="P2">48</text:p>
          </table:table-cell>
          <table:table-cell table:style-name="Activités.A2" office:value-type="string">
            <text:p text:style-name="P2">12</text:p>
          </table:table-cell>
          <table:table-cell table:style-name="Activités.A2" office:value-type="string">
            <text:p text:style-name="P2">12</text:p>
          </table:table-cell>
          <table:table-cell table:style-name="Activités.A2" office:value-type="string">
            <text:p text:style-name="P2">12</text:p>
          </table:table-cell>
          <table:table-cell table:style-name="Activités.G2" office:value-type="string">
            <text:p text:style-name="P2">12</text:p>
          </table:table-cell>
        </table:table-row>
        <table:table-row>
          <table:table-cell table:style-name="Activités.A2" office:value-type="string">
            <text:p text:style-name="P2">Codage</text:p>
            <text:p text:style-name="P2"/>
          </table:table-cell>
          <table:table-cell table:style-name="Activités.A2" office:value-type="string">
            <text:p text:style-name="P2">25 %</text:p>
          </table:table-cell>
          <table:table-cell table:style-name="Activités.A2" office:value-type="string">
            <text:p text:style-name="P2">60</text:p>
          </table:table-cell>
          <table:table-cell table:style-name="Activités.A2" office:value-type="string">
            <text:p text:style-name="P2">15</text:p>
          </table:table-cell>
          <table:table-cell table:style-name="Activités.A2" office:value-type="string">
            <text:p text:style-name="P2">15</text:p>
          </table:table-cell>
          <table:table-cell table:style-name="Activités.A2" office:value-type="string">
            <text:p text:style-name="P2">15</text:p>
          </table:table-cell>
          <table:table-cell table:style-name="Activités.G2" office:value-type="string">
            <text:p text:style-name="P2">15</text:p>
          </table:table-cell>
        </table:table-row>
        <table:table-row>
          <table:table-cell table:style-name="Activités.A2" office:value-type="string">
            <text:p text:style-name="P2">Intégration</text:p>
          </table:table-cell>
          <table:table-cell table:style-name="Activités.A2" office:value-type="string">
            <text:p text:style-name="Table_20_Contents">1<text:span text:style-name="T1">2 %</text:span></text:p>
          </table:table-cell>
          <table:table-cell table:style-name="Activités.A2" office:value-type="string">
            <text:p text:style-name="P2">28</text:p>
          </table:table-cell>
          <table:table-cell table:style-name="Activités.A2" office:value-type="string">
            <text:p text:style-name="P2">5</text:p>
          </table:table-cell>
          <table:table-cell table:style-name="Activités.A2" office:value-type="string">
            <text:p text:style-name="P2">9</text:p>
          </table:table-cell>
          <table:table-cell table:style-name="Activités.A2" office:value-type="string">
            <text:p text:style-name="P2">9</text:p>
          </table:table-cell>
          <table:table-cell table:style-name="Activités.G2" office:value-type="string">
            <text:p text:style-name="P2">5</text:p>
          </table:table-cell>
        </table:table-row>
        <table:table-row>
          <table:table-cell table:style-name="Activités.A2" office:value-type="string">
            <text:p text:style-name="P2">Soutenance</text:p>
          </table:table-cell>
          <table:table-cell table:style-name="Activités.A2" office:value-type="string">
            <text:p text:style-name="Table_20_Contents"><text:span text:style-name="T1">7</text:span>%</text:p>
          </table:table-cell>
          <table:table-cell table:style-name="Activités.A2" office:value-type="string">
            <text:p text:style-name="P2">16</text:p>
          </table:table-cell>
          <table:table-cell table:style-name="Activités.A2" office:value-type="string">
            <text:p text:style-name="P2">4</text:p>
          </table:table-cell>
          <table:table-cell table:style-name="Activités.A2" office:value-type="string">
            <text:p text:style-name="P2">4</text:p>
          </table:table-cell>
          <table:table-cell table:style-name="Activités.A2" office:value-type="string">
            <text:p text:style-name="P2">4</text:p>
          </table:table-cell>
          <table:table-cell table:style-name="Activités.G2" office:value-type="string">
            <text:p text:style-name="P2">4</text:p>
          </table:table-cell>
        </table:table-row>
      </table:table>
      <text:p text:style-name="P4"/>
      <text:p text:style-name="P4"/>
      <text:p text:style-name="P5">Points où l'on diffère : </text:p>
      <text:p text:style-name="P5">Artus et Dede : Librairie graphique (SDL)</text:p>
      <text:p text:style-name="P5">Clem et François : Gestion réseau (TCP et IP) + Jeu</text:p>
      <text:p text:style-name="P5">Artus : IA</text:p>
      <text:p text:style-name="P5">Dede : Entretien de l'infrastructure et outils de suivi</text:p>
      <text:p text:style-name="P5"/>
      <text:p text:style-name="P5">Pour le reste, mets à peu près le même nombre d' heures pour chaque personne </text:p>
      <text:p text:style-name="P5"/>
      <text:p text:style-name="P5"/>
      <text:p text:style-name="P6">Oublie pas de rajouter dans la conception préliminaire le fait qu'on prend les photos des dés et qu'on <text:s text:c="2"/>crée les images dont on aura beso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de </meta:initial-creator>
    <meta:creation-date>2014-02-28T17:39:35.408436323</meta:creation-date>
    <dc:date>2014-02-28T18:10:35.056171254</dc:date>
    <dc:creator>Dede </dc:creator>
    <meta:editing-duration>PT15M35S</meta:editing-duration>
    <meta:editing-cycles>5</meta:editing-cycles>
    <meta:generator>LibreOffice/4.1.3.2$Linux_x86 LibreOffice_project/410m0$Build-2</meta:generator>
    <meta:document-statistic meta:table-count="1" meta:image-count="0" meta:object-count="0" meta:page-count="1" meta:paragraph-count="72" meta:word-count="165" meta:character-count="733" meta:non-whitespace-character-count="635"/>
  </office:meta>
</office:document-meta>
</file>